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76e" officeooo:paragraph-rsid="001f176e"/>
    </style:style>
    <style:style style:name="P2" style:family="paragraph" style:parent-style-name="Standard">
      <style:text-properties officeooo:rsid="002100bb" officeooo:paragraph-rsid="002100bb"/>
    </style:style>
    <style:style style:name="P3" style:family="paragraph" style:parent-style-name="Standard">
      <style:text-properties style:text-underline-style="none" officeooo:rsid="0022bbe7" officeooo:paragraph-rsid="0022bbe7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45166" officeooo:paragraph-rsid="0024516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normal" officeooo:rsid="00245166" officeooo:paragraph-rsid="0024516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62f43" officeooo:paragraph-rsid="00262f43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2100bb" officeooo:paragraph-rsid="002100bb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45166" officeooo:paragraph-rsid="0024516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62f43" officeooo:paragraph-rsid="00262f4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92f86" officeooo:paragraph-rsid="00292f8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938b5" officeooo:paragraph-rsid="002938b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938b5" officeooo:paragraph-rsid="002b1eb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b6b69" officeooo:paragraph-rsid="002b6b6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62f43" officeooo:paragraph-rsid="00262f4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292f86" officeooo:paragraph-rsid="00292f86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3pt" style:text-underline-style="none" fo:font-weight="normal" officeooo:rsid="00262f43" officeooo:paragraph-rsid="00262f43" style:font-size-asian="11.3500003814697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9f118"/>
    </style:style>
    <style:style style:name="T3" style:family="text">
      <style:text-properties officeooo:rsid="002b1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r → hace referencia a la ventana que abre la secundaria.</text:p>
      <text:p text:style-name="P1"/>
      <text:p text:style-name="P1">Parent → hace referencia en un marco a la ventana que lo contiene.</text:p>
      <text:p text:style-name="P1"/>
      <text:p text:style-name="P2">Array.fill() → rellena un array con el valor <text:tab/>que le pasemos entre parentesis.</text:p>
      <text:p text:style-name="P7"/>
      <text:p text:style-name="P3">Math.floor(math.random() * (max-min+1))+min</text:p>
      <text:p text:style-name="P3"/>
      <text:p text:style-name="P4">NUMBER</text:p>
      <text:p text:style-name="P5"/>
      <text:p text:style-name="P5">toFixed() → n.º de decimales que queremos que se muestre.</text:p>
      <text:p text:style-name="P5"/>
      <text:p text:style-name="P5">ToPrecision() → n.º total de dígitos del numero.</text:p>
      <text:p text:style-name="P8"/>
      <text:p text:style-name="P9"/>
      <text:p text:style-name="P14">ARRAY</text:p>
      <text:p text:style-name="P14"/>
      <text:p text:style-name="P6">array.push() → meter al final de un array.</text:p>
      <text:p text:style-name="P6"/>
      <text:p text:style-name="P6">Array.shift() → meter al principio de un array.</text:p>
      <text:p text:style-name="P6"/>
      <text:p text:style-name="P6"/>
      <text:p text:style-name="P15">REG EXP</text:p>
      <text:p text:style-name="P15"/>
      <text:p text:style-name="P10">/a+/ → 1 ó + <text:tab/><text:tab/><text:tab/><text:tab/><text:tab/>hola?= mundo → hola que vaya seguida de mundo.</text:p>
      <text:p text:style-name="P10"><text:s/></text:p>
      <text:p text:style-name="P10">/a*/ → 0 ó +</text:p>
      <text:p text:style-name="P10"/>
      <text:p text:style-name="P10">/a?/ → 0 ó 1</text:p>
      <text:p text:style-name="P10"/>
      <text:p text:style-name="P10">/a{5,} → 5 ó +</text:p>
      <text:p text:style-name="P10"/>
      <text:p text:style-name="P10">/a{3} → 3</text:p>
      <text:p text:style-name="P10"/>
      <text:p text:style-name="P10">/a{1,4} → entre 1 y 4</text:p>
      <text:p text:style-name="P10"/>
      <text:p text:style-name="P11">Métodos para trabajar con RegExp</text:p>
      <text:p text:style-name="P11"/>
      <text:p text:style-name="P11">match() → mete en un array todas las coincidencias del patrón →<text:span text:style-name="T2"> MÉTODO DE STRING</text:span></text:p>
      <text:p text:style-name="P11"/>
      <text:p text:style-name="P12">test ()→ devuelve true o false si cumple la expresión regular </text:p>
      <text:p text:style-name="P12"/>
      <text:p text:style-name="P12"><text:span text:style-name="T3">replace(‘s’, ‘S’) → reemplaza el carácter que se le pasa como primer elemento por el segundo</text:span> </text:p>
      <text:p text:style-name="P12"/>
      <text:p text:style-name="P13">EJERCICIO</text:p>
      <text:p text:style-name="P13"/>
      <text:p text:style-name="P13">1. Expresion regular que valide : ‘Nov, Noviembre, November’</text:p>
      <text:p text:style-name="P13"/>
      <text:p text:style-name="P13">2. Eliminar los espacios con split y expresiones regulares.</text:p>
      <text:p text:style-name="P13"><text:tab/> Var s = ‘dwecl <text:s text:c="4"/>, <text:s text:c="3"/>dwese <text:s text:c="2"/>, <text:s text:c="7"/>fol</text:p>
      <text:p text:style-name="P13"><text:tab/> [‘dwecl’,’dwese’, ‘fol’]</text:p>
      <text:p text:style-name="P13"><text:soft-page-break/>3, Eliminar etiquetas &lt;script&gt; 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51:07.034086217</meta:creation-date>
    <dc:date>2018-04-04T20:10:44.325927887</dc:date>
    <meta:editing-duration>PT1H24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197" meta:character-count="1100" meta:non-whitespace-character-count="901"/>
  </office:meta>
</office:document-meta>
</file>